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1.0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.7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1.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13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4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4.6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2.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3.2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2.92cm"/>
    </style:style>
    <style:style style:name="gr14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3.8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4cm" fo:min-width="4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2cm" fo:min-width="4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4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0.368cm"/>
    </style:style>
    <style:style style:name="gr21" style:family="graphic" style:parent-style-name="standard" style:list-style-name="L1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6cm" fo:min-width="4.5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family="LMMono10" style:font-pitch="fixed" fo:font-size="12pt" style:font-size-asian="12pt" style:font-size-complex="1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2pt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text-properties fo:font-size="14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bold" style:letter-kerning="true" style:font-family-asian="'Droid Sans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'Liberation Sans'" style:font-family-generic="roman" style:font-pitch="variable" fo:font-size="14pt" fo:font-style="normal" fo:text-shadow="none" style:text-underline-style="none" fo:font-weight="bold" style:letter-kerning="true" style:font-family-asian="'Droid Sans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Liberation Sans'" style:font-family-generic="roman" style:font-pitch="variable" fo:font-size="14pt" fo:font-style="italic" fo:text-shadow="none" style:text-underline-style="none" fo:font-weight="normal" style:letter-kerning="true" style:font-family-asian="'Droid Sans'" style:font-family-generic-asian="system" style:font-pitch-asian="variable" style:font-size-asian="14pt" style:font-style-asian="italic" style:font-weight-asian="normal" style:font-family-complex="'Lohit Hindi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LMMono10" style:font-pitch="fixed"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0cm" svg:height="3cm" svg:x="3.485cm" svg:y="4cm">
          <text:p text:style-name="P1"><text:span text:style-name="T1">Préprocesseur</text:span></text:p>
          <text:p text:style-name="P1"><text:span text:style-name="T2">cpp</text:span><text:span text:style-name="T3"> [-P] foo.c foo.i</text:span></text:p>
          <text:p text:style-name="P1"><text:span text:style-name="T3">gcc </text:span><text:span text:style-name="T2">-E</text:span><text:span text:style-name="T3"> [-P]</text:span><text:span text:style-name="T4"> -o foo.i</text:span><text:span text:style-name="T3"> foo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10.029cm" svg:height="3cm" svg:x="3.471cm" svg:y="10cm">
          <text:p text:style-name="P3"><text:span text:style-name="T5">Compilateur</text:span></text:p>
          <text:p text:style-name="P1"><text:span text:style-name="T6"><text:s text:c="8"/></text:span><text:span text:style-name="T7">cc1</text:span><text:span text:style-name="T6"> [-o foo.s] foo.i <text:s text:c="3"/></text:span><text:span text:style-name="T8">(*)</text:span></text:p>
          <text:p text:style-name="P1"><text:span text:style-name="T6">gcc [-o foo.s] </text:span><text:span text:style-name="T7">-S</text:span><text:span text:style-name="T6"> foo.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10.029cm" svg:height="3.1cm" svg:x="3.471cm" svg:y="16cm">
          <text:p text:style-name="P3"><text:span text:style-name="T5">Assembleur</text:span></text:p>
          <text:p text:style-name="P1"><text:span text:style-name="T7">as</text:span><text:span text:style-name="T6"> -o foo.o foo.s</text:span></text:p>
          <text:p text:style-name="P1"><text:span text:style-name="T6">gcc <text:s/>[-o foo.o] </text:span><text:span text:style-name="T7">-c</text:span><text:span text:style-name="T6"> foo.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10.029cm" svg:height="3cm" svg:x="3.471cm" svg:y="22cm">
          <text:p text:style-name="P3"><text:span text:style-name="T5">Éditeur de liens (« linker »)</text:span></text:p>
          <text:p text:style-name="P1"><text:span text:style-name="T6"><text:s text:c="6"/></text:span><text:span text:style-name="T7">ld</text:span><text:span text:style-name="T6"> ... foo.o <text:s text:c="2"/></text:span><text:span text:style-name="T8">ou</text:span><text:span text:style-name="T6"> <text:s text:c="2"/></text:span><text:span text:style-name="T7">collect2</text:span><text:span text:style-name="T6"> … foo.o <text:s text:c="2"/></text:span><text:span text:style-name="T8">(**)</text:span></text:p>
          <text:p text:style-name="P1"><text:span text:style-name="T6">gcc -o foo foo.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xml:id="id3" draw:id="id3" draw:layer="layout" svg:width="1.7cm" svg:height="0.962cm" svg:x="7.635cm" svg:y="8.05cm">
          <draw:text-box>
            <text:p>foo.i</text:p>
          </draw:text-box>
        </draw:frame>
        <draw:frame draw:style-name="gr4" xml:id="id1" draw:id="id1" draw:layer="layout" svg:width="1.878cm" svg:height="0.962cm" svg:x="7.546cm" svg:y="2cm">
          <draw:text-box draw:corner-radius="0.2cm">
            <text:p>foo.c</text:p>
          </draw:text-box>
        </draw:frame>
        <draw:frame draw:style-name="gr5" xml:id="id9" draw:id="id9" draw:layer="layout" svg:width="1.383cm" svg:height="0.962cm" svg:x="7.794cm" svg:y="26.019cm">
          <draw:text-box draw:corner-radius="0.2cm">
            <text:p>foo</text:p>
          </draw:text-box>
        </draw:frame>
        <draw:frame draw:style-name="gr4" xml:id="id5" draw:id="id5" draw:layer="layout" svg:width="1.878cm" svg:height="0.962cm" svg:x="7.546cm" svg:y="13.969cm">
          <draw:text-box draw:corner-radius="0.2cm">
            <text:p>foo.s</text:p>
          </draw:text-box>
        </draw:frame>
        <draw:frame draw:style-name="gr6" xml:id="id7" draw:id="id7" draw:layer="layout" svg:width="1.912cm" svg:height="0.962cm" svg:x="7.529cm" svg:y="20.038cm">
          <draw:text-box draw:corner-radius="0.2cm">
            <text:p>foo.o</text:p>
          </draw:text-box>
        </draw:frame>
        <draw:connector draw:style-name="gr7" draw:text-style-name="P3" draw:layer="layout" draw:type="line" svg:x1="8.485cm" svg:y1="2.962cm" svg:x2="8.485cm" svg:y2="4cm" draw:start-shape="id1" draw:start-glue-point="2" draw:end-shape="id2" draw:end-glue-point="0" svg:d="m8485 2962v1038">
          <text:p/>
        </draw:connector>
        <draw:connector draw:style-name="gr7" draw:text-style-name="P3" draw:layer="layout" draw:type="line" svg:x1="8.485cm" svg:y1="7cm" svg:x2="8.485cm" svg:y2="8.05cm" draw:start-shape="id2" draw:start-glue-point="2" draw:end-shape="id3" draw:end-glue-point="0" svg:d="m8485 7000v1050">
          <text:p/>
        </draw:connector>
        <draw:connector draw:style-name="gr7" draw:text-style-name="P3" draw:layer="layout" draw:type="line" svg:x1="8.485cm" svg:y1="9.012cm" svg:x2="8.485cm" svg:y2="10cm" draw:start-shape="id3" draw:start-glue-point="2" draw:end-shape="id4" draw:end-glue-point="0" svg:d="m8485 9012v988">
          <text:p/>
        </draw:connector>
        <draw:connector draw:style-name="gr7" draw:text-style-name="P3" draw:layer="layout" draw:type="line" svg:x1="8.485cm" svg:y1="13cm" svg:x2="8.485cm" svg:y2="13.969cm" draw:start-shape="id4" draw:start-glue-point="2" draw:end-shape="id5" draw:end-glue-point="0" svg:d="m8485 13000v969">
          <text:p/>
        </draw:connector>
        <draw:connector draw:style-name="gr7" draw:text-style-name="P3" draw:layer="layout" draw:type="line" svg:x1="8.485cm" svg:y1="14.931cm" svg:x2="8.485cm" svg:y2="16cm" draw:start-shape="id5" draw:start-glue-point="2" draw:end-shape="id6" draw:end-glue-point="0" svg:d="m8485 14931v1069">
          <text:p/>
        </draw:connector>
        <draw:connector draw:style-name="gr7" draw:text-style-name="P3" draw:layer="layout" draw:type="line" svg:x1="8.485cm" svg:y1="19.1cm" svg:x2="8.485cm" svg:y2="20.038cm" draw:start-shape="id6" draw:start-glue-point="2" draw:end-shape="id7" draw:end-glue-point="0" svg:d="m8485 19100v938">
          <text:p/>
        </draw:connector>
        <draw:connector draw:style-name="gr7" draw:text-style-name="P3" draw:layer="layout" draw:type="line" svg:x1="8.485cm" svg:y1="21cm" svg:x2="8.485cm" svg:y2="22cm" draw:start-shape="id7" draw:start-glue-point="2" draw:end-shape="id8" draw:end-glue-point="0" svg:d="m8485 21000v1000">
          <text:p/>
        </draw:connector>
        <draw:connector draw:style-name="gr7" draw:text-style-name="P3" draw:layer="layout" draw:type="line" svg:x1="8.485cm" svg:y1="25cm" svg:x2="8.485cm" svg:y2="26.019cm" draw:start-shape="id8" draw:start-glue-point="2" draw:end-shape="id9" draw:end-glue-point="0" svg:d="m8485 25000v1019">
          <text:p/>
        </draw:connector>
        <draw:frame draw:style-name="gr8" draw:text-style-name="P5" draw:layer="layout" svg:width="15.759cm" svg:height="1.385cm" svg:x="4.241cm" svg:y="27.3cm">
          <draw:text-box>
            <text:p><text:span text:style-name="T9">(*) <text:s/>chemin de la commande cc1 : gcc --print-prog-name=cc1</text:span></text:p>
            <text:p><text:span text:style-name="T9">(**) chemin de la commande collect2 : gcc --print-prog-name=collect2</text:span></text:p>
          </draw:text-box>
        </draw:frame>
        <draw:frame draw:style-name="gr9" draw:text-style-name="P6" xml:id="id11" draw:id="id11" draw:layer="layout" svg:width="5.76cm" svg:height="0.962cm" svg:x="13.8cm" svg:y="8.05cm">
          <draw:text-box>
            <text:p><text:span text:style-name="T5">code pré-compilé</text:span></text:p>
          </draw:text-box>
        </draw:frame>
        <draw:frame draw:style-name="gr10" draw:text-style-name="P6" xml:id="id12" draw:id="id12" draw:layer="layout" svg:width="5.684cm" svg:height="0.962cm" svg:x="13.8cm" svg:y="13.969cm">
          <draw:text-box>
            <text:p><text:span text:style-name="T5">code assembleur</text:span></text:p>
          </draw:text-box>
        </draw:frame>
        <draw:frame draw:style-name="gr11" draw:text-style-name="P6" xml:id="id10" draw:id="id10" draw:layer="layout" svg:width="3.216cm" svg:height="0.962cm" svg:x="13.8cm" svg:y="2cm">
          <draw:text-box>
            <text:p><text:span text:style-name="T5">source C</text:span></text:p>
          </draw:text-box>
        </draw:frame>
        <draw:frame draw:style-name="gr12" draw:text-style-name="P6" xml:id="id13" draw:id="id13" draw:layer="layout" svg:width="4.105cm" svg:height="0.962cm" svg:x="13.8cm" svg:y="20cm">
          <draw:text-box>
            <text:p><text:span text:style-name="T5">fichier objet</text:span></text:p>
          </draw:text-box>
        </draw:frame>
        <draw:frame draw:style-name="gr13" draw:text-style-name="P6" xml:id="id14" draw:id="id14" draw:layer="layout" svg:width="3.779cm" svg:height="0.962cm" svg:x="13.8cm" svg:y="26.019cm">
          <draw:text-box>
            <text:p><text:span text:style-name="T5">exécutable</text:span></text:p>
          </draw:text-box>
        </draw:frame>
        <draw:connector draw:style-name="gr14" draw:text-style-name="P3" draw:layer="layout" draw:type="line" svg:x1="9.424cm" svg:y1="2.481cm" svg:x2="13.8cm" svg:y2="2.481cm" draw:start-shape="id1" draw:start-glue-point="1" draw:end-shape="id10" draw:end-glue-point="3" svg:d="m9424 2481h4376">
          <text:p/>
        </draw:connector>
        <draw:connector draw:style-name="gr14" draw:text-style-name="P3" draw:layer="layout" draw:type="line" svg:x1="9.335cm" svg:y1="8.531cm" svg:x2="13.8cm" svg:y2="8.531cm" draw:start-shape="id3" draw:start-glue-point="1" draw:end-shape="id11" draw:end-glue-point="3" svg:d="m9335 8531h4465">
          <text:p/>
        </draw:connector>
        <draw:connector draw:style-name="gr14" draw:text-style-name="P3" draw:layer="layout" draw:type="line" svg:x1="9.424cm" svg:y1="14.45cm" svg:x2="13.8cm" svg:y2="14.45cm" draw:start-shape="id5" draw:start-glue-point="1" draw:end-shape="id12" draw:end-glue-point="3" svg:d="m9424 14450h4376">
          <text:p/>
        </draw:connector>
        <draw:connector draw:style-name="gr14" draw:text-style-name="P3" draw:layer="layout" draw:type="line" svg:x1="9.441cm" svg:y1="20.519cm" svg:x2="13.8cm" svg:y2="20.481cm" draw:start-shape="id7" draw:start-glue-point="1" draw:end-shape="id13" draw:end-glue-point="3" svg:d="m9441 20519 4359-38">
          <text:p/>
        </draw:connector>
        <draw:connector draw:style-name="gr14" draw:text-style-name="P3" draw:layer="layout" draw:type="line" svg:x1="9.177cm" svg:y1="26.5cm" svg:x2="13.8cm" svg:y2="26.5cm" draw:start-shape="id9" draw:start-glue-point="1" draw:end-shape="id14" draw:end-glue-point="3" svg:d="m9177 26500h4623">
          <text:p/>
        </draw:connector>
        <draw:custom-shape draw:style-name="gr15" draw:text-style-name="P3" draw:layer="layout" svg:width="1.2cm" svg:height="25.1cm" svg:x="1.9cm" svg:y="2cm">
          <text:p/>
          <draw:enhanced-geometry svg:viewBox="0 0 21600 21600" draw:glue-points="21600 0 0 10800 21600 21600" draw:text-areas="13800 ?f9 21600 ?f10" draw:mirror-horizontal="false" draw:mirror-vertical="false" draw:type="left-brace" draw:modifiers="699.60559340265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4.841cm" svg:height="0.962cm" draw:transform="rotate (1.5707963267949) translate (1.038cm 17cm)">
          <draw:text-box>
            <text:p>gcc -o foo foo.c</text:p>
          </draw:text-box>
        </draw:frame>
        <draw:frame draw:style-name="gr17" draw:text-style-name="P7" draw:layer="layout" svg:width="5.6cm" svg:height="1.916cm" svg:x="14.4cm" svg:y="4.5cm">
          <draw:text-box>
            <text:p><text:span text:style-name="T10">Traite les directive préprocesseur (#include, #define, ...)</text:span></text:p>
          </draw:text-box>
        </draw:frame>
        <draw:frame draw:style-name="gr18" draw:text-style-name="P7" draw:layer="layout" svg:width="5.6cm" svg:height="1.361cm" svg:x="14.4cm" svg:y="10.884cm">
          <draw:text-box>
            <text:p><text:span text:style-name="T10">Traduit le code C en code assembleur</text:span></text:p>
          </draw:text-box>
        </draw:frame>
        <draw:frame draw:style-name="gr17" draw:text-style-name="P7" draw:layer="layout" svg:width="5.6cm" svg:height="1.916cm" svg:x="14.4cm" svg:y="16.594cm">
          <draw:text-box>
            <text:p><text:span text:style-name="T10">Traduit le code assembleur en code machine (binaire)</text:span></text:p>
          </draw:text-box>
        </draw:frame>
        <draw:frame draw:style-name="gr19" draw:text-style-name="P7" draw:layer="layout" svg:width="5.6cm" svg:height="2.471cm" svg:x="14.4cm" svg:y="22.3cm">
          <draw:text-box>
            <text:p><text:span text:style-name="T10">Fusionne le code machine des différents modules en un unique exécutable</text:span></text:p>
          </draw:text-box>
        </draw:frame>
        <draw:frame draw:style-name="gr20" draw:text-style-name="P4" draw:layer="layout" svg:width="12.008cm" svg:height="0.962cm" svg:x="4.496cm" svg:y="0.8cm">
          <draw:text-box>
            <text:p text:style-name="P3"><text:span text:style-name="T5">Chaîne de compilation en C avec GCC</text:span></text:p>
          </draw:text-box>
        </draw:frame>
      </draw:page>
      <draw:page draw:name="page2" draw:style-name="dp1" draw:master-page-name="Default">
        <draw:custom-shape draw:style-name="gr21" draw:text-style-name="P2" xml:id="id16" draw:id="id16" draw:layer="layout" svg:width="10cm" svg:height="3cm" svg:x="3.485cm" svg:y="4cm">
          <text:p text:style-name="P8"><text:span text:style-name="T1">Préprocesseur</text:span></text:p>
          <text:p text:style-name="P8"><text:span text:style-name="T2">cpp</text:span><text:span text:style-name="T3"> [-P] foo.cc foo.ii</text:span></text:p>
          <text:p text:style-name="P8"><text:span text:style-name="T3">g++ </text:span><text:span text:style-name="T2">-E</text:span><text:span text:style-name="T3"> [-P]</text:span><text:span text:style-name="T4"> -o foo.ii</text:span><text:span text:style-name="T3"> foo.c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18" draw:id="id18" draw:layer="layout" svg:width="10.029cm" svg:height="3cm" svg:x="3.471cm" svg:y="10cm">
          <text:p text:style-name="P9"><text:span text:style-name="T5">Compilateur</text:span></text:p>
          <text:p text:style-name="P8"><text:span text:style-name="T6"><text:s text:c="8"/></text:span><text:span text:style-name="T7">cc1plus</text:span><text:span text:style-name="T6"> [-o foo.s] foo.ii <text:s text:c="3"/></text:span><text:span text:style-name="T8">(*)</text:span></text:p>
          <text:p text:style-name="P8"><text:span text:style-name="T6">g++ [-o foo.s] </text:span><text:span text:style-name="T7">-S</text:span><text:span text:style-name="T6"> foo.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0" draw:id="id20" draw:layer="layout" svg:width="10.029cm" svg:height="3.1cm" svg:x="3.471cm" svg:y="16cm">
          <text:p text:style-name="P9"><text:span text:style-name="T5">Assembleur</text:span></text:p>
          <text:p text:style-name="P8"><text:span text:style-name="T7">as</text:span><text:span text:style-name="T6"> -o foo.o foo.s</text:span></text:p>
          <text:p text:style-name="P8"><text:span text:style-name="T6">g++ <text:s/>[-o foo.o] </text:span><text:span text:style-name="T7">-c</text:span><text:span text:style-name="T6"> foo.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2" draw:id="id22" draw:layer="layout" svg:width="10.029cm" svg:height="3cm" svg:x="3.471cm" svg:y="22cm">
          <text:p text:style-name="P9"><text:span text:style-name="T5">Éditeur de liens (« linker »)</text:span></text:p>
          <text:p text:style-name="P8"><text:span text:style-name="T6"><text:s text:c="6"/></text:span><text:span text:style-name="T7">ld</text:span><text:span text:style-name="T6"> ... foo.o <text:s text:c="2"/></text:span><text:span text:style-name="T8">ou</text:span><text:span text:style-name="T6"> <text:s text:c="2"/></text:span><text:span text:style-name="T7">collect2</text:span><text:span text:style-name="T6"> … foo.o <text:s text:c="2"/></text:span><text:span text:style-name="T8">(**)</text:span></text:p>
          <text:p text:style-name="P8"><text:span text:style-name="T6">g++ -o foo foo.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xml:id="id17" draw:id="id17" draw:layer="layout" svg:width="1.84cm" svg:height="0.962cm" svg:x="7.565cm" svg:y="8.05cm">
          <draw:text-box>
            <text:p text:style-name="P11">foo.ii</text:p>
          </draw:text-box>
        </draw:frame>
        <draw:frame draw:style-name="gr22" draw:text-style-name="P11" xml:id="id15" draw:id="id15" draw:layer="layout" svg:width="6.501cm" svg:height="0.962cm" svg:x="5.235cm" svg:y="2cm">
          <draw:text-box draw:corner-radius="0.2cm">
            <text:p text:style-name="P11">foo.cc <text:s/>foo.cpp <text:s/>foo.C</text:p>
          </draw:text-box>
        </draw:frame>
        <draw:frame draw:style-name="gr22" draw:text-style-name="P11" xml:id="id23" draw:id="id23" draw:layer="layout" svg:width="1.383cm" svg:height="0.962cm" svg:x="7.794cm" svg:y="26.019cm">
          <draw:text-box draw:corner-radius="0.2cm">
            <text:p text:style-name="P11">foo</text:p>
          </draw:text-box>
        </draw:frame>
        <draw:frame draw:style-name="gr22" draw:text-style-name="P11" xml:id="id19" draw:id="id19" draw:layer="layout" svg:width="1.878cm" svg:height="0.962cm" svg:x="7.546cm" svg:y="13.969cm">
          <draw:text-box draw:corner-radius="0.2cm">
            <text:p text:style-name="P11">foo.s</text:p>
          </draw:text-box>
        </draw:frame>
        <draw:frame draw:style-name="gr22" draw:text-style-name="P11" xml:id="id21" draw:id="id21" draw:layer="layout" svg:width="1.912cm" svg:height="0.962cm" svg:x="7.529cm" svg:y="20.038cm">
          <draw:text-box draw:corner-radius="0.2cm">
            <text:p text:style-name="P11">foo.o</text:p>
          </draw:text-box>
        </draw:frame>
        <draw:connector draw:style-name="gr7" draw:text-style-name="P3" draw:layer="layout" draw:type="line" svg:x1="8.485cm" svg:y1="2.962cm" svg:x2="8.485cm" svg:y2="4cm" draw:start-shape="id15" draw:start-glue-point="2" draw:end-shape="id16" draw:end-glue-point="0" svg:d="m8485 2962v1038">
          <text:p/>
        </draw:connector>
        <draw:connector draw:style-name="gr7" draw:text-style-name="P3" draw:layer="layout" draw:type="line" svg:x1="8.485cm" svg:y1="7cm" svg:x2="8.485cm" svg:y2="8.05cm" draw:start-shape="id16" draw:start-glue-point="2" draw:end-shape="id17" draw:end-glue-point="0" svg:d="m8485 7000v1050">
          <text:p/>
        </draw:connector>
        <draw:connector draw:style-name="gr7" draw:text-style-name="P3" draw:layer="layout" draw:type="line" svg:x1="8.485cm" svg:y1="9.012cm" svg:x2="8.485cm" svg:y2="10cm" draw:start-shape="id17" draw:start-glue-point="2" draw:end-shape="id18" draw:end-glue-point="0" svg:d="m8485 9012v988">
          <text:p/>
        </draw:connector>
        <draw:connector draw:style-name="gr7" draw:text-style-name="P3" draw:layer="layout" draw:type="line" svg:x1="8.485cm" svg:y1="13cm" svg:x2="8.485cm" svg:y2="13.969cm" draw:start-shape="id18" draw:start-glue-point="2" draw:end-shape="id19" draw:end-glue-point="0" svg:d="m8485 13000v969">
          <text:p/>
        </draw:connector>
        <draw:connector draw:style-name="gr7" draw:text-style-name="P3" draw:layer="layout" draw:type="line" svg:x1="8.485cm" svg:y1="14.931cm" svg:x2="8.485cm" svg:y2="16cm" draw:start-shape="id19" draw:start-glue-point="2" draw:end-shape="id20" draw:end-glue-point="0" svg:d="m8485 14931v1069">
          <text:p/>
        </draw:connector>
        <draw:connector draw:style-name="gr7" draw:text-style-name="P3" draw:layer="layout" draw:type="line" svg:x1="8.485cm" svg:y1="19.1cm" svg:x2="8.485cm" svg:y2="20.038cm" draw:start-shape="id20" draw:start-glue-point="2" draw:end-shape="id21" draw:end-glue-point="0" svg:d="m8485 19100v938">
          <text:p/>
        </draw:connector>
        <draw:connector draw:style-name="gr7" draw:text-style-name="P3" draw:layer="layout" draw:type="line" svg:x1="8.485cm" svg:y1="21cm" svg:x2="8.485cm" svg:y2="22cm" draw:start-shape="id21" draw:start-glue-point="2" draw:end-shape="id22" draw:end-glue-point="0" svg:d="m8485 21000v1000">
          <text:p/>
        </draw:connector>
        <draw:connector draw:style-name="gr7" draw:text-style-name="P3" draw:layer="layout" draw:type="line" svg:x1="8.485cm" svg:y1="25cm" svg:x2="8.485cm" svg:y2="26.019cm" draw:start-shape="id22" draw:start-glue-point="2" draw:end-shape="id23" draw:end-glue-point="0" svg:d="m8485 25000v1019">
          <text:p/>
        </draw:connector>
        <draw:frame draw:style-name="gr22" draw:text-style-name="P5" draw:layer="layout" svg:width="15.759cm" svg:height="1.385cm" svg:x="4.241cm" svg:y="27.3cm">
          <draw:text-box>
            <text:p text:style-name="P12"><text:span text:style-name="T9">(*) <text:s/>chemin de la commande cc1plus : g++ --print-prog-name=cc1plus</text:span></text:p>
            <text:p text:style-name="P12"><text:span text:style-name="T9">(**) chemin de la commande collect2 : g++ --print-prog-name=collect2</text:span></text:p>
          </draw:text-box>
        </draw:frame>
        <draw:frame draw:style-name="gr22" draw:text-style-name="P13" xml:id="id25" draw:id="id25" draw:layer="layout" svg:width="5.76cm" svg:height="0.962cm" svg:x="13.8cm" svg:y="8.05cm">
          <draw:text-box>
            <text:p text:style-name="P11"><text:span text:style-name="T5">code pré-compilé</text:span></text:p>
          </draw:text-box>
        </draw:frame>
        <draw:frame draw:style-name="gr22" draw:text-style-name="P13" xml:id="id26" draw:id="id26" draw:layer="layout" svg:width="5.684cm" svg:height="0.962cm" svg:x="13.8cm" svg:y="13.969cm">
          <draw:text-box>
            <text:p text:style-name="P11"><text:span text:style-name="T5">code assembleur</text:span></text:p>
          </draw:text-box>
        </draw:frame>
        <draw:frame draw:style-name="gr22" draw:text-style-name="P13" xml:id="id24" draw:id="id24" draw:layer="layout" svg:width="3.961cm" svg:height="0.962cm" svg:x="13.8cm" svg:y="2cm">
          <draw:text-box>
            <text:p text:style-name="P11"><text:span text:style-name="T5">source C++</text:span></text:p>
          </draw:text-box>
        </draw:frame>
        <draw:frame draw:style-name="gr22" draw:text-style-name="P13" xml:id="id27" draw:id="id27" draw:layer="layout" svg:width="4.105cm" svg:height="0.962cm" svg:x="13.8cm" svg:y="20cm">
          <draw:text-box>
            <text:p text:style-name="P11"><text:span text:style-name="T5">fichier objet</text:span></text:p>
          </draw:text-box>
        </draw:frame>
        <draw:frame draw:style-name="gr22" draw:text-style-name="P13" xml:id="id28" draw:id="id28" draw:layer="layout" svg:width="3.779cm" svg:height="0.962cm" svg:x="13.8cm" svg:y="26.019cm">
          <draw:text-box>
            <text:p text:style-name="P11"><text:span text:style-name="T5">exécutable</text:span></text:p>
          </draw:text-box>
        </draw:frame>
        <draw:connector draw:style-name="gr14" draw:text-style-name="P3" draw:layer="layout" draw:type="line" svg:x1="11.736cm" svg:y1="2.481cm" svg:x2="13.8cm" svg:y2="2.481cm" draw:start-shape="id15" draw:start-glue-point="1" draw:end-shape="id24" draw:end-glue-point="3" svg:d="m11736 2481h2064">
          <text:p/>
        </draw:connector>
        <draw:connector draw:style-name="gr14" draw:text-style-name="P3" draw:layer="layout" draw:type="line" svg:x1="9.405cm" svg:y1="8.531cm" svg:x2="13.8cm" svg:y2="8.531cm" draw:start-shape="id17" draw:start-glue-point="1" draw:end-shape="id25" draw:end-glue-point="3" svg:d="m9405 8531h4395">
          <text:p/>
        </draw:connector>
        <draw:connector draw:style-name="gr14" draw:text-style-name="P3" draw:layer="layout" draw:type="line" svg:x1="9.424cm" svg:y1="14.45cm" svg:x2="13.8cm" svg:y2="14.45cm" draw:start-shape="id19" draw:start-glue-point="1" draw:end-shape="id26" draw:end-glue-point="3" svg:d="m9424 14450h4376">
          <text:p/>
        </draw:connector>
        <draw:connector draw:style-name="gr14" draw:text-style-name="P3" draw:layer="layout" draw:type="line" svg:x1="9.441cm" svg:y1="20.519cm" svg:x2="13.8cm" svg:y2="20.481cm" draw:start-shape="id21" draw:start-glue-point="1" draw:end-shape="id27" draw:end-glue-point="3" svg:d="m9441 20519 4359-38">
          <text:p/>
        </draw:connector>
        <draw:connector draw:style-name="gr14" draw:text-style-name="P3" draw:layer="layout" draw:type="line" svg:x1="9.177cm" svg:y1="26.5cm" svg:x2="13.8cm" svg:y2="26.5cm" draw:start-shape="id23" draw:start-glue-point="1" draw:end-shape="id28" draw:end-glue-point="3" svg:d="m9177 26500h4623">
          <text:p/>
        </draw:connector>
        <draw:custom-shape draw:style-name="gr15" draw:text-style-name="P3" draw:layer="layout" svg:width="1.2cm" svg:height="25.1cm" svg:x="1.9cm" svg:y="2cm">
          <text:p/>
          <draw:enhanced-geometry svg:viewBox="0 0 21600 21600" draw:glue-points="21600 0 0 10800 21600 21600" draw:text-areas="13800 ?f9 21600 ?f10" draw:type="left-brace" draw:modifiers="699.60559340265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1" draw:layer="layout" svg:width="5.269cm" svg:height="0.962cm" draw:transform="rotate (1.5707963267949) translate (1.038cm 17cm)">
          <draw:text-box>
            <text:p text:style-name="P11">g++ -o foo foo.cc</text:p>
          </draw:text-box>
        </draw:frame>
        <draw:frame draw:style-name="gr23" draw:text-style-name="P7" draw:layer="layout" svg:width="5.6cm" svg:height="1.916cm" svg:x="14.4cm" svg:y="4.5cm">
          <draw:text-box>
            <text:p text:style-name="P14"><text:span text:style-name="T10">Traite les directive préprocesseur (#include, #define, ...)</text:span></text:p>
          </draw:text-box>
        </draw:frame>
        <draw:frame draw:style-name="gr24" draw:text-style-name="P7" draw:layer="layout" svg:width="5.6cm" svg:height="1.361cm" svg:x="14.4cm" svg:y="10.884cm">
          <draw:text-box>
            <text:p text:style-name="P14"><text:span text:style-name="T10">Traduit le code C en code assembleur</text:span></text:p>
          </draw:text-box>
        </draw:frame>
        <draw:frame draw:style-name="gr24" draw:text-style-name="P7" draw:layer="layout" svg:width="5.6cm" svg:height="1.916cm" svg:x="14.4cm" svg:y="16.594cm">
          <draw:text-box>
            <text:p text:style-name="P14"><text:span text:style-name="T10">Traduit le code assembleur en code machine (binaire)</text:span></text:p>
          </draw:text-box>
        </draw:frame>
        <draw:frame draw:style-name="gr24" draw:text-style-name="P7" draw:layer="layout" svg:width="5.6cm" svg:height="2.471cm" svg:x="14.4cm" svg:y="22.3cm">
          <draw:text-box>
            <text:p text:style-name="P14"><text:span text:style-name="T10">Fusionne le code machine des différents modules en un unique exécutable</text:span></text:p>
          </draw:text-box>
        </draw:frame>
        <draw:frame draw:style-name="gr22" draw:text-style-name="P10" draw:layer="layout" svg:width="12.584cm" svg:height="0.962cm" svg:x="4.496cm" svg:y="0.8cm">
          <draw:text-box>
            <text:p text:style-name="P9"><text:span text:style-name="T5">Chaîne de compilation en C++ avec G+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13:39:18</meta:creation-date>
    <dc:date>2013-02-06T12:51:17</dc:date>
    <meta:editing-duration>PT4H34M37S</meta:editing-duration>
    <meta:editing-cycles>21</meta:editing-cycles>
    <meta:generator>LibreOffice/3.5$Linux_x86 LibreOffice_project/350m1$Build-2</meta:generator>
    <meta:print-date>2013-01-28T14:08:26</meta:print-date>
    <meta:document-statistic meta:object-count="70"/>
  </office:meta>
</office:document-meta>
</file>